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undasFont" svg:font-family="DundasFont, Helvetica, Arial, sans-serif"/>
    <style:font-face style:name="Proxima Nova Italic" svg:font-family="'Proxima Nova Italic', 'Segoe UI', Roboto, 'Droid Sans', 'Helvetica Neue', Arial, sans-serif"/>
    <style:font-face style:name="Proxima Nova Regular" svg:font-family="'Proxima Nova Regular', 'Segoe UI', Roboto, 'Droid Sans', 'Helvetica Neue', Arial, sans-serif"/>
    <style:font-face style:name="Skolar Regular" svg:font-family="'Skolar Regular', 'Roboto Slab', 'Droid Serif', Cambria, Georgia, 'Times New Roman', Times, serif"/>
    <style:font-face style:name="inherit" svg:font-family="inherit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officeooo:rsid="0011873b" officeooo:paragraph-rsid="0011873b"/>
    </style:style>
    <style:style style:name="P2" style:family="paragraph" style:parent-style-name="Standard">
      <style:paragraph-properties fo:line-height="100%" fo:text-align="justify" style:justify-single-word="false"/>
      <style:text-properties officeooo:rsid="0011873b" officeooo:paragraph-rsid="001eaa9b"/>
    </style:style>
    <style:style style:name="P3" style:family="paragraph" style:parent-style-name="Standard">
      <style:paragraph-properties fo:line-height="100%" fo:text-align="justify" style:justify-single-word="false"/>
      <style:text-properties officeooo:rsid="0011873b" officeooo:paragraph-rsid="001d1756"/>
    </style:style>
    <style:style style:name="P4" style:family="paragraph" style:parent-style-name="Standard">
      <style:paragraph-properties fo:line-height="100%" fo:text-align="justify" style:justify-single-word="false"/>
      <style:text-properties officeooo:rsid="0011873b" officeooo:paragraph-rsid="002303fd"/>
    </style:style>
    <style:style style:name="P5" style:family="paragraph" style:parent-style-name="Standard">
      <style:paragraph-properties fo:line-height="100%" fo:text-align="justify" style:justify-single-word="false"/>
      <style:text-properties officeooo:rsid="00134776" officeooo:paragraph-rsid="0023cfba"/>
    </style:style>
    <style:style style:name="P6" style:family="paragraph" style:parent-style-name="Standard">
      <style:paragraph-properties fo:line-height="100%" fo:text-align="justify" style:justify-single-word="false"/>
      <style:text-properties officeooo:rsid="001ab14e" officeooo:paragraph-rsid="001ab14e"/>
    </style:style>
    <style:style style:name="P7" style:family="paragraph" style:parent-style-name="Standard">
      <style:paragraph-properties fo:line-height="100%" fo:text-align="justify" style:justify-single-word="false"/>
      <style:text-properties officeooo:rsid="001d608c" officeooo:paragraph-rsid="001eaa9b"/>
    </style:style>
    <style:style style:name="P8" style:family="paragraph" style:parent-style-name="Standard">
      <style:paragraph-properties fo:line-height="100%" fo:text-align="justify" style:justify-single-word="false"/>
      <style:text-properties officeooo:rsid="0026ffe0" officeooo:paragraph-rsid="0026ffe0"/>
    </style:style>
    <style:style style:name="P9" style:family="paragraph" style:parent-style-name="Standard">
      <style:paragraph-properties fo:line-height="100%" fo:text-align="justify" style:justify-single-word="false"/>
      <style:text-properties officeooo:rsid="0026ffe0" officeooo:paragraph-rsid="0027d438"/>
    </style:style>
    <style:style style:name="P10" style:family="paragraph" style:parent-style-name="Standard">
      <style:paragraph-properties fo:line-height="100%" fo:text-align="justify" style:justify-single-word="false"/>
      <style:text-properties officeooo:rsid="0027d438" officeooo:paragraph-rsid="0027d438"/>
    </style:style>
    <style:style style:name="P11" style:family="paragraph" style:parent-style-name="Standard">
      <style:paragraph-properties fo:line-height="100%" fo:text-align="justify" style:justify-single-word="false"/>
      <style:text-properties officeooo:rsid="00281a8f" officeooo:paragraph-rsid="00281a8f"/>
    </style:style>
    <style:style style:name="P12" style:family="paragraph" style:parent-style-name="Standard">
      <style:paragraph-properties fo:line-height="100%" fo:text-align="justify" style:justify-single-word="false"/>
      <style:text-properties officeooo:rsid="002baa75" officeooo:paragraph-rsid="002baa75"/>
    </style:style>
    <style:style style:name="P13" style:family="paragraph" style:parent-style-name="Standard">
      <style:paragraph-properties fo:line-height="100%" fo:text-align="justify" style:justify-single-word="false"/>
      <style:text-properties officeooo:rsid="003469fa" officeooo:paragraph-rsid="003469fa"/>
    </style:style>
    <style:style style:name="P14" style:family="paragraph" style:parent-style-name="Standard">
      <style:paragraph-properties fo:line-height="100%" fo:text-align="justify" style:justify-single-word="false"/>
      <style:text-properties officeooo:rsid="00348a5b" officeooo:paragraph-rsid="00348a5b"/>
    </style:style>
    <style:style style:name="P15" style:family="paragraph" style:parent-style-name="Standard">
      <style:paragraph-properties fo:line-height="100%" fo:text-align="justify" style:justify-single-word="false"/>
      <style:text-properties officeooo:rsid="0045b176" officeooo:paragraph-rsid="0045b176"/>
    </style:style>
    <style:style style:name="P16" style:family="paragraph" style:parent-style-name="Standard">
      <style:paragraph-properties fo:line-height="100%" fo:text-align="justify" style:justify-single-word="false"/>
      <style:text-properties officeooo:rsid="004760ce" officeooo:paragraph-rsid="004760ce"/>
    </style:style>
    <style:style style:name="P17" style:family="paragraph" style:parent-style-name="Standard">
      <style:paragraph-properties fo:line-height="100%" fo:text-align="justify" style:justify-single-word="false"/>
      <style:text-properties officeooo:rsid="004760ce" officeooo:paragraph-rsid="00486375"/>
    </style:style>
    <style:style style:name="P18" style:family="paragraph" style:parent-style-name="Standard">
      <style:paragraph-properties fo:line-height="100%" fo:text-align="justify" style:justify-single-word="false"/>
      <style:text-properties officeooo:rsid="00486375" officeooo:paragraph-rsid="00486375"/>
    </style:style>
    <style:style style:name="P19" style:family="paragraph" style:parent-style-name="Standard">
      <style:paragraph-properties fo:line-height="100%" fo:text-align="justify" style:justify-single-word="false"/>
      <style:text-properties officeooo:rsid="00495cfa" officeooo:paragraph-rsid="004dfea2"/>
    </style:style>
    <style:style style:name="P20" style:family="paragraph" style:parent-style-name="Standard">
      <style:paragraph-properties fo:line-height="100%" fo:text-align="justify" style:justify-single-word="false"/>
      <style:text-properties officeooo:rsid="004ea884" officeooo:paragraph-rsid="004ea884"/>
    </style:style>
    <style:style style:name="P21" style:family="paragraph" style:parent-style-name="Standard">
      <style:paragraph-properties fo:line-height="100%" fo:text-align="justify" style:justify-single-word="false"/>
      <style:text-properties officeooo:rsid="004ea884" officeooo:paragraph-rsid="004dfea2"/>
    </style:style>
    <style:style style:name="P22" style:family="paragraph" style:parent-style-name="Standard">
      <style:paragraph-properties fo:line-height="100%" fo:text-align="justify" style:justify-single-word="false"/>
      <style:text-properties officeooo:rsid="004f68ad" officeooo:paragraph-rsid="004f68ad"/>
    </style:style>
    <style:style style:name="P23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212121" style:font-name="inherit" fo:font-size="12pt" fo:letter-spacing="normal" fo:language="pt" fo:country="PT" fo:font-style="normal" fo:font-weight="normal" officeooo:rsid="004760ce" officeooo:paragraph-rsid="00486375"/>
    </style:style>
    <style:style style:name="P24" style:family="paragraph" style:parent-style-name="Text_20_body">
      <style:paragraph-properties fo:line-height="100%" fo:text-align="justify" style:justify-single-word="false"/>
      <style:text-properties officeooo:rsid="003469fa" officeooo:paragraph-rsid="00495cfa"/>
    </style:style>
    <style:style style:name="P25" style:family="paragraph" style:parent-style-name="Standard">
      <style:paragraph-properties fo:line-height="100%" fo:text-align="justify" style:justify-single-word="false"/>
      <style:text-properties officeooo:rsid="0011873b" officeooo:paragraph-rsid="002303fd"/>
    </style:style>
    <style:style style:name="P26" style:family="paragraph" style:parent-style-name="Standard">
      <style:paragraph-properties fo:line-height="100%" fo:text-align="justify" style:justify-single-word="false"/>
      <style:text-properties officeooo:paragraph-rsid="0026ffe0"/>
    </style:style>
    <style:style style:name="P27" style:family="paragraph" style:parent-style-name="Standard">
      <style:paragraph-properties fo:line-height="100%" fo:text-align="justify" style:justify-single-word="false"/>
      <style:text-properties officeooo:rsid="00441bdb" officeooo:paragraph-rsid="003469fa"/>
    </style:style>
    <style:style style:name="P28" style:family="paragraph" style:parent-style-name="Standard">
      <style:paragraph-properties fo:line-height="100%" fo:text-align="justify" style:justify-single-word="false"/>
      <style:text-properties officeooo:rsid="004ea884" officeooo:paragraph-rsid="004ea884"/>
    </style:style>
    <style:style style:name="P29" style:family="paragraph" style:parent-style-name="Standard">
      <style:paragraph-properties fo:line-height="100%" fo:text-align="justify" style:justify-single-word="false"/>
      <style:text-properties officeooo:rsid="00509ac1" officeooo:paragraph-rsid="00509ac1"/>
    </style:style>
    <style:style style:name="P30" style:family="paragraph" style:parent-style-name="Standard">
      <style:paragraph-properties fo:line-height="100%" fo:text-align="justify" style:justify-single-word="false"/>
      <style:text-properties fo:font-variant="normal" fo:text-transform="none" fo:color="#323232" style:font-name="DundasFont" fo:font-size="10.5pt" fo:letter-spacing="normal" fo:font-style="normal" fo:font-weight="normal" officeooo:paragraph-rsid="004ea884"/>
    </style:style>
    <style:style style:name="P31" style:family="paragraph" style:parent-style-name="Standard">
      <style:paragraph-properties fo:line-height="100%" fo:text-align="justify" style:justify-single-word="false"/>
      <style:text-properties fo:font-variant="normal" fo:text-transform="none" fo:color="#252525" style:font-name="sans-serif" fo:font-size="10.5pt" fo:letter-spacing="normal" fo:font-style="normal" fo:font-weight="normal" officeooo:paragraph-rsid="004f68ad"/>
    </style:style>
    <style:style style:name="P32" style:family="paragraph" style:parent-style-name="Standard">
      <style:paragraph-properties fo:line-height="100%" fo:text-align="justify" style:justify-single-word="false"/>
      <style:text-properties officeooo:rsid="004f68ad" officeooo:paragraph-rsid="004f68ad"/>
    </style:style>
    <style:style style:name="P33" style:family="paragraph" style:parent-style-name="Standard">
      <style:paragraph-properties fo:line-height="100%" fo:text-align="justify" style:justify-single-word="false"/>
      <style:text-properties officeooo:rsid="0051383e" officeooo:paragraph-rsid="0051383e"/>
    </style:style>
    <style:style style:name="P34" style:family="paragraph" style:parent-style-name="Standard">
      <style:paragraph-properties fo:line-height="100%" fo:text-align="justify" style:justify-single-word="false"/>
      <style:text-properties officeooo:rsid="005300a4" officeooo:paragraph-rsid="005300a4"/>
    </style:style>
    <style:style style:name="P35" style:family="paragraph" style:parent-style-name="Standard">
      <style:paragraph-properties fo:line-height="100%" fo:text-align="justify" style:justify-single-word="false"/>
      <style:text-properties officeooo:rsid="00532fa3" officeooo:paragraph-rsid="00532fa3"/>
    </style:style>
    <style:style style:name="P36" style:family="paragraph" style:parent-style-name="Standard">
      <style:paragraph-properties fo:line-height="100%" fo:text-align="justify" style:justify-single-word="false"/>
      <style:text-properties officeooo:rsid="0053c58d" officeooo:paragraph-rsid="0053c58d"/>
    </style:style>
    <style:style style:name="T1" style:family="text">
      <style:text-properties officeooo:rsid="001eaa9b"/>
    </style:style>
    <style:style style:name="T2" style:family="text">
      <style:text-properties officeooo:rsid="002113cf"/>
    </style:style>
    <style:style style:name="T3" style:family="text">
      <style:text-properties officeooo:rsid="002303fd"/>
    </style:style>
    <style:style style:name="T4" style:family="text">
      <style:text-properties officeooo:rsid="0023cfba"/>
    </style:style>
    <style:style style:name="T5" style:family="text">
      <style:text-properties officeooo:rsid="0024c75f"/>
    </style:style>
    <style:style style:name="T6" style:family="text">
      <style:text-properties officeooo:rsid="0026ffe0"/>
    </style:style>
    <style:style style:name="T7" style:family="text">
      <style:text-properties officeooo:rsid="0027d438"/>
    </style:style>
    <style:style style:name="T8" style:family="text">
      <style:text-properties officeooo:rsid="0029e714"/>
    </style:style>
    <style:style style:name="T9" style:family="text">
      <style:text-properties officeooo:rsid="002d4a71"/>
    </style:style>
    <style:style style:name="T10" style:family="text">
      <style:text-properties officeooo:rsid="002e212c"/>
    </style:style>
    <style:style style:name="T11" style:family="text">
      <style:text-properties officeooo:rsid="003663ff"/>
    </style:style>
    <style:style style:name="T12" style:family="text">
      <style:text-properties officeooo:rsid="003db773"/>
    </style:style>
    <style:style style:name="T13" style:family="text">
      <style:text-properties officeooo:rsid="003e570b"/>
    </style:style>
    <style:style style:name="T14" style:family="text">
      <style:text-properties officeooo:rsid="003f5b6c"/>
    </style:style>
    <style:style style:name="T15" style:family="text">
      <style:text-properties officeooo:rsid="00441bdb"/>
    </style:style>
    <style:style style:name="T16" style:family="text">
      <style:text-properties fo:font-variant="normal" fo:text-transform="none" fo:color="#333333" style:font-name="Skolar Regular" fo:font-size="15pt" fo:letter-spacing="normal" fo:font-style="normal" fo:font-weight="normal"/>
    </style:style>
    <style:style style:name="T17" style:family="text">
      <style:text-properties fo:font-variant="normal" fo:text-transform="none" fo:color="#333333" fo:letter-spacing="normal"/>
    </style:style>
    <style:style style:name="T18" style:family="text">
      <style:text-properties fo:font-variant="normal" fo:text-transform="none" fo:color="#333333" style:font-name="Proxima Nova Regular" fo:font-size="12pt" fo:letter-spacing="normal" fo:font-style="normal" fo:font-weight="normal"/>
    </style:style>
    <style:style style:name="T19" style:family="text">
      <style:text-properties fo:font-variant="normal" fo:text-transform="none" fo:color="#333333" style:font-name="Proxima Nova Italic" fo:font-size="12pt" fo:letter-spacing="normal" fo:font-style="italic" fo:font-weight="normal" fo:padding="0cm" fo:border="none"/>
    </style:style>
    <style:style style:name="T20" style:family="text">
      <style:text-properties officeooo:rsid="00486375"/>
    </style:style>
    <style:style style:name="T21" style:family="text">
      <style:text-properties officeooo:rsid="004af95a"/>
    </style:style>
    <style:style style:name="T22" style:family="text">
      <style:text-properties officeooo:rsid="004bff4e"/>
    </style:style>
    <style:style style:name="T23" style:family="text">
      <style:text-properties officeooo:rsid="0051383e"/>
    </style:style>
    <style:style style:name="T24" style:family="text">
      <style:text-properties officeooo:rsid="0051b7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NTEXTO E MOTIVAÇÃO</text:p>
      <text:p text:style-name="P10"/>
      <text:p text:style-name="P2">Mangá é o termo que denomina as histórias em quadrinhos japonesas. Geralmente elas são impressas em revistas, em papel jornal de baixa qualidade, e organizadas em série. A leitura, diferentemente da ocidental, começa de trás para frente e a sequência de quadros e balões são da direita para a esquerda. </text:p>
      <text:p text:style-name="P2"/>
      <text:p text:style-name="P7">Segundo Gravett, os mangás não foram criados para serem vendidos no exterior. Tais quadrinhos foram concebidos dentro de uma determinada cultura que compartilha diversos valores <text:span text:style-name="T5">r</text:span>esultando, assim, <text:span text:style-name="T5">em </text:span>histórias que não se preocupam com as respostas estrangeiras em relação a abordagem de termos considerados polêmicos [<text:span text:style-name="T3">2</text:span>]. Consequentemente, inúmeros títulos não são publicados pelas editoras estrangeiras, pois consideram que sua aqui<text:span text:style-name="T8">si</text:span>ção resultará em um fracasso de vendas.</text:p>
      <text:p text:style-name="P3"/>
      <text:p text:style-name="P5">A falta de licenciamentos de mangás por editoras estrangeiras <text:span text:style-name="T15">levou os leitores </text:span>a buscar<text:span text:style-name="T15">em</text:span> maneiras diversas para terem acesso a revistas originais <text:span text:style-name="T4">[4]</text:span>. <text:span text:style-name="T1">Neste contexto, iniciou-se o surgimento dos chamados Scanlators ou Scantrad. Tal termo é utilizado para denominar uma organização que designa suas atividades à: digitalização, tradução, edição e distribuição de histórias em quadrinhos para a língua do distribuidor. De acordo com Hye Kyung-Lee (2009), os scalators se tornaram cada vez mais comuns devido a três fatores: o aumento da demanda de quadrinhos, que estrapola o número de títulos ofertados por editoras fora dos seus países de origem; desenvolvimento de tecnologias digitais; e a disseminação da internet. Tais fatores contribuiram para que a digitalização e a distribuição dos arquivos se tornassem cada vez mais comum e veloz [3].</text:span></text:p>
      <text:p text:style-name="P2"/>
      <text:p text:style-name="P9"><text:span text:style-name="T7">A ação de presentear os leitores com um trabalho feito por fãs contribui para o fortalecimento do sentimento de coletividade prezado pelos scanlators. O</text:span> importante é compartilhar e <text:span text:style-name="T12">atualizar os leitores sobre o surgimento de novos</text:span> títulos, <text:span text:style-name="T13">mesmo que para isto utilize-se formas não autorizadas de publicação</text:span>.<text:span text:style-name="T13">[4]</text:span> <text:span text:style-name="T12">Obviamente tal trabalho recebeu duras críticas.[4] Entretanto, muitas vezes, a partir do trabalho dos scanlators surgiram petições a fim de sensibilizar editoras a publicarem títulos difundidos pela internet.</text:span></text:p>
      <text:p text:style-name="P9"/>
      <text:p text:style-name="P12">Diante desta <text:span text:style-name="T14">realidade consideramos interessante a criação de uma ferramenta que auxilie na compreensão do funcionamento de um scanlator. Seria interessante aos autores e às editoras compreender como o consumo e a demanda por quadrinhos ocorre neste meio, facilitando assim a aquisição de novos títulos e a obtenção de lucro. Devido à grande</text:span> quantidade de dados disponíveis na internet, consideramos a elaboração de um sistema para a an<text:span text:style-name="T14">á</text:span>lise de tais datasets. Os bancos a serem utilizados neste trabalho dizem respeito a dois grandes leitores online estrangeiros (MangaFox e MangaHere) e um brasileiro (MangaHost). <text:span text:style-name="T9">O objetivo da ferramenta será a de fornecer aos usuários informações sobre determinadas obras, autores e ilustradores, bem como, fornecer um panorama dos bancos utilizados.</text:span></text:p>
      <text:p text:style-name="P12"/>
      <text:p text:style-name="P10">PROPOSTA</text:p>
      <text:p text:style-name="P4"/>
      <text:p text:style-name="P11">Este trabalho tem como finalidade a elaboração de um sistema online <text:span text:style-name="T10">para a visualização dos bancos de dados de scanlators. Como dito na sessão anterior, os bancos utilizados neste trabalho dizem respeito aos datasets dos sites MangaFox, MangaHere e Mangahost. Ao final do trabalho, esperamos que sejamos capaz de obtermos uma ferramenta online que permitirá aos usuários obterem informações sobre determinado(s) título(s). ALGO AKI.</text:span></text:p>
      <text:p text:style-name="P4"/>
      <text:p text:style-name="P4"/>
      <text:p text:style-name="P4"/>
      <text:p text:style-name="P4"/>
      <text:p text:style-name="P4"/>
      <text:p text:style-name="P13"><text:soft-page-break/>REFERENCIAL TEORICO</text:p>
      <text:p text:style-name="P27"/>
      <text:p text:style-name="P13"/>
      <text:p text:style-name="P19">A visualização de dados é uma área que vem ganh<text:span text:style-name="T21">ando </text:span>d<text:span text:style-name="T22">e</text:span>staque <text:span text:style-name="T21">ao longo dos anos. Devido aos avanços tecnológicos, a quantidade de dados que um usuário consegue coletar se torna cada vez maior, o que contribui para sobrecarrega-lo. Diante disto, novas tecnicas e ferramentas surgiram a fim de permitir que o usuário organize, apresente e interprete as informações que tais dados carregam.</text:span></text:p>
      <text:p text:style-name="P21"/>
      <text:p text:style-name="P20">Apesar dessa área ser considerada relativamente nova, ela possui suas raízes na antiguidade. Uma das primeiras formas de organziação da informação foi através de desenhos realizados na terra/ areia a cerca de 5000 a.c (linhas de Nazca). </text:p>
      <text:p text:style-name="P20"/>
      <text:p text:style-name="P29">Antes do século 17, a visualização de dados existia apenas no ambito dos mapas, para mostrar cidades, estradas e recursos. A medida que a demanda por mapas mais precisos cresciam, melhores visualizações eram requeridas. Em 1644, Michael Florent Van Langrem, foi considrado com o primeiro a fornecer uma visualização para dados estatisticos. Através de sua visualização foi possível perceber as grandes disparidades existentes entre os dados apresentados.</text:p>
      <text:p text:style-name="P20"/>
      <text:p text:style-name="P22">No início do século 18 iniciou-se o surgimento do mapeamento temático. <text:span text:style-name="T23">Neste período, diversas tentativas de mapeamento temático de dados geológicos, econômicos e médicos foram realizados. O que, em vários casos, resultou em gráficos abstratos, com erros de medições e coletas de dados empíricos. Neste período também foi marcado pelo surgimento de William Playfair, considerado como o inventor de vários gráficos que utilizamos nos dias de hoje ( gráficos de linha, de barras, <text:s/>etc). Além disto, neste século, vários tipos de gráficos estatíticos foram concebidos, como por exemplo os gráficos de histograma, séries temporais, curvas de nível e etc.</text:span></text:p>
      <text:p text:style-name="P30"/>
      <text:p text:style-name="P33">O século 19 é considerado como a “Idade de Ouro” dos gráficos estatísticos. Nesta época, iniciava-se a revolução industrial, <text:span text:style-name="T24">o que </text:span>culmin<text:span text:style-name="T24">ou</text:span> em <text:span text:style-name="T24">no aumento do reconhecimento da importância de dados numéricos. </text:span>Esta época <text:span text:style-name="T24">também foi</text:span> marcada por duas famosas visualizações de dados. O mapa de John Snow que retratava os surtos de cólera em Londres em 1854, e o gráfico de Charles Minard (1869) que <text:span text:style-name="T24">mostrava</text:span> o número de homens …. OLHAR. </text:p>
      <text:p text:style-name="P22"/>
      <text:p text:style-name="P22"><text:s/>1812 infame exército russo campanha de Napoleão, com localização exército indicados pelo eixo X, e temperaturas extremas de frio indicados nos pontos quando congelamento tomou um pedágio fatal.</text:p>
      <text:p text:style-name="P22"/>
      <text:p text:style-name="P34">No inicio do século 20, a visualização estatística começa a perder força. Os estatísticos estavam cada vez mais preocupados com os números exatos, e consideravam as imagens como excessivamente imprecisas. Por outro lado, iniciou-se o crescimento de visualização de dados do ambito público. Tabelas e gráficos de vários tipos passaram ser adotados em diversas aplicações de negócio. A segunda metade do século 20, foi chamada de “renascimento da visualização de dados”, provocada pelo surgimento do processamento computacional. </text:p>
      <text:p text:style-name="P22"/>
      <text:p text:style-name="P36">Nestas últimas décadas, o campo de visualização tem sido empregada em difrentes áreas focos. Dashboards, ferramentas, aplicações permitem que empresas, pesquisadores e até mesmos usuários comuns a exploararem os seus dados de maneiras novas e cada vez mais criativos.</text:p>
      <text:p text:style-name="P31"/>
      <text:p text:style-name="P24"/>
      <text:p text:style-name="P13"/>
      <text:p text:style-name="P14">RESULTADOS ESPERADOS</text:p>
      <text:p text:style-name="P14"/>
      <text:p text:style-name="P14"><text:soft-page-break/>Este é um trabalho de natureza tecnológica. Desta forma, espera-se obter <text:span text:style-name="T14">a</text:span>o final deste trabalho uma aplicação que facilite a visualização dos bancos de dados dos scanlators selecionados. A fim de se desenvolver uma interface “amigável”, serão utilizados conhecimentos na área de Engenharia de Usabilidade. Além disto, serão empregados conhecimentos <text:span text:style-name="T11">d</text:span>a área de Visualização de Dados para a elaboração das visualizações <text:span text:style-name="T11">a serem propostas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6"><text:a xlink:type="simple" xlink:href="http://casperlibero.edu.br/wp-content/uploads/2014/05/9-Scanlation.pdf" text:style-name="Internet_20_link">http://casperlibero.edu.br/wp-content/uploads/2014/05/9-Scanlation.pdf</text:a></text:p>
      <text:p text:style-name="P6"/>
      <text:p text:style-name="P6">GRAVETT, Paul. Mangá: Como o Japão Reinventou os Quadrinhos. São Paulo: Conrad, 2006. <text:s/><text:span text:style-name="T2">[2]</text:span></text:p>
      <text:p text:style-name="P6">LEE, Hye-Kyung. Between fan culture and copyright infringement: manga scanlation. Media Culture Society, Thousand Oaks, California, v.31, n.6, p.1-13, novembro, 2009. <text:span text:style-name="T2">[3]</text:span></text:p>
      <text:p text:style-name="P26"><text:span text:style-name="T6">HIRATA, Tatiane; </text:span>G<text:span text:style-name="T6">USHIKEN, Yuji. Scanlation: reprodução e consumo subalterno de mangá na cibercultura. </text:span>São Paulo, v. 15, n. 30, p. 127-138, de<text:span text:style-name="T6">ezembro,</text:span> 2012. <text:span text:style-name="T6">[4] </text:span></text:p>
      <text:p text:style-name="P35">http://www.dundas.com/blog-post/a-brief-history-of-data-visualization/</text:p>
      <text:p text:style-name="P6"/>
      <text:p text:style-name="P8"/>
      <text:p text:style-name="P6"/>
      <text:p text:style-name="P15"><text:a xlink:type="simple" xlink:href="http://www.smashingmagazine.com/2008/01/monday-inspiration-data-visualization-and-infographics/">http://www.smashingmagazine.com/2008/01/monday-inspiration-data-visualization-and-infographics/</text:a></text:p>
      <text:p text:style-name="P15"/>
      <text:p text:style-name="P17">O objetivo principal da visualização de dados é a abilidade de visualizar dados, comunicar a informação de maneira clara e efetiva. Isto não seginifica que a visualização precisa ser chata para ser funcional ou extremamente sofisticada para parecer bonita. Para transmitir ideias de forma eficaz, tanto a forma estetica quanto a funcionalidade precisam andar de mãos dadas, provendo <text:span text:style-name="T20"><text:s/>informações de uma forma mais intuitiva. No entanto, os designers muitas vezes tendem a descartar o equilibrio entre design e função, criando visualizações lindas que não servem ao seu proposito inicial – comunicar informação.</text:span></text:p>
      <text:p text:style-name="P17"/>
      <text:p text:style-name="P18">Visualizações são frequentemente utilizados para informações de suporte, fortacer e apresentar os dados dentro de um contexto, dependendo da ciratividade do designer</text:p>
      <text:p text:style-name="P17"/>
      <text:p text:style-name="P18"/>
      <text:p text:style-name="P23"><text:bookmark text:name="tw-target-text"/>conhecimentos - são frequentemente utilizados para informações de suporte, fortalecê-lo e apresentá-lo dentro de um contexto de provocação e sensível , dependendo da criatividade do designer.</text:p>
      <text:p text:style-name="P17"/>
      <text:p text:style-name="P17"/>
      <text:p text:style-name="P6"><text:span text:style-name="T18">In both print and web design </text:span><text:span text:style-name="Emphasis"><text:span text:style-name="T19">infographics</text:span></text:span><text:span text:style-name="T17"> — </text:span><text:span text:style-name="T18">visual representations of information, data or knowledge — are often used to support information, </text:span><text:soft-page-break/><text:span text:style-name="T18">strengthen it and present it within a provoking and sensitive context, depending on designer’s creativity.</text:span></text:p>
      <text:p text:style-name="P6"/>
      <text:p text:style-name="P16"><text:a xlink:type="simple" xlink:href="http://www.dundas.com/blog-post/a-brief-history-of-data-visualization/"><text:span text:style-name="T16">http://www.dundas.com/blog-post/a-brief-history-of-data-visualization/</text:span></text:a></text:p>
      <text:p text:style-name="P16"/>
      <text:p text:style-name="P16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undasFont" svg:font-family="DundasFont, Helvetica, Arial, sans-serif"/>
    <style:font-face style:name="Proxima Nova Italic" svg:font-family="'Proxima Nova Italic', 'Segoe UI', Roboto, 'Droid Sans', 'Helvetica Neue', Arial, sans-serif"/>
    <style:font-face style:name="Proxima Nova Regular" svg:font-family="'Proxima Nova Regular', 'Segoe UI', Roboto, 'Droid Sans', 'Helvetica Neue', Arial, sans-serif"/>
    <style:font-face style:name="Skolar Regular" svg:font-family="'Skolar Regular', 'Roboto Slab', 'Droid Serif', Cambria, Georgia, 'Times New Roman', Times, serif"/>
    <style:font-face style:name="inherit" svg:font-family="inherit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09:30:35.556747695</meta:creation-date>
    <dc:date>2015-09-02T16:31:48.793478231</dc:date>
    <meta:editing-duration>PT4H43S</meta:editing-duration>
    <meta:editing-cycles>33</meta:editing-cycles>
    <meta:generator>LibreOffice/4.2.8.2$Linux_X86_64 LibreOffice_project/420m0$Build-2</meta:generator>
    <meta:document-statistic meta:table-count="0" meta:image-count="0" meta:object-count="0" meta:page-count="4" meta:paragraph-count="31" meta:word-count="1294" meta:character-count="8953" meta:non-whitespace-character-count="7676"/>
  </office:meta>
</office:document-meta>
</file>